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/>
          <table:table-cell office:value-type="float" office:value="47100" calcext:value-type="float">
            <text:p>47100</text:p>
          </table:table-cell>
          <table:table-cell table:formula="of:=SUM([.G3];[.G33])" office:value-type="float" office:value="47600" calcext:value-type="float">
            <text:p>47600</text:p>
          </table:table-cell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D26])" office:value-type="float" office:value="1120.51948051948" calcext:value-type="float">
            <text:p>1120.5194805195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ասմիկ Դ․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];[.C26];[.D26];[.F26])" office:value-type="float" office:value="1501.47186147186" calcext:value-type="float">
            <text:p>1501.4718614719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:.F26])" office:value-type="float" office:value="1516.7350193666" calcext:value-type="float">
            <text:p>1516.7350193666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20.51948051948" calcext:value-type="float">
            <text:p>1120.5194805195</text:p>
          </table:table-cell>
          <table:table-cell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4:.H28])" office:value-type="float" office:value="38819.0476190476" calcext:value-type="float">
            <text:p>38819.0476190476</text:p>
          </table:table-cell>
          <table:table-cell table:style-name="ce29"/>
          <table:table-cell table:style-name="ce15" table:formula="of:=SUM([.J4:.J28])" office:value-type="float" office:value="60000" calcext:value-type="float">
            <text:p>60000</text:p>
          </table:table-cell>
          <table:table-cell/>
          <table:table-cell table:style-name="ce15"/>
          <table:table-cell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table:number-columns-repeated="4"/>
          <table:table-cell table:style-name="ce15" table:formula="of:=SUM([.B33:.F33])" office:value-type="float" office:value="8400" calcext:value-type="float">
            <text:p>84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365.217391304348" calcext:value-type="float">
            <text:p>365.2173913043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365.217391304348" calcext:value-type="float">
            <text:p>365.2173913043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365.217391304348" calcext:value-type="float">
            <text:p>365.217391304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365.217391304348" calcext:value-type="float">
            <text:p>365.2173913043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365.217391304348" calcext:value-type="float">
            <text:p>365.2173913043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D56])" office:value-type="float" office:value="365.217391304348" calcext:value-type="float">
            <text:p>365.2173913043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table:formula="of:=SUM([.B56:.F56])" office:value-type="float" office:value="365.217391304348" calcext:value-type="float">
            <text:p>365.2173913043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365.217391304348" calcext:value-type="float">
            <text:p>365.2173913043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365.217391304348" calcext:value-type="float">
            <text:p>365.2173913043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365.217391304348" calcext:value-type="float">
            <text:p>365.2173913043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365.217391304348" calcext:value-type="float">
            <text:p>365.2173913043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365.217391304348" calcext:value-type="float">
            <text:p>365.2173913043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365.217391304348" calcext:value-type="float">
            <text:p>365.21739130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365.217391304348" calcext:value-type="float">
            <text:p>365.21739130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56:.F5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365.217391304348" calcext:value-type="float">
            <text:p>365.2173913043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365.217391304348" calcext:value-type="float">
            <text:p>365.2173913043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365.217391304348" calcext:value-type="float">
            <text:p>365.2173913043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56:.F5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365.217391304348" calcext:value-type="float">
            <text:p>365.2173913043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56:.F56])" office:value-type="float" office:value="365.217391304348" calcext:value-type="float">
            <text:p>365.2173913043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365.217391304348" calcext:value-type="float">
            <text:p>365.2173913043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0" calcext:value-type="float">
            <text:p>0</text:p>
          </table:table-cell>
          <table:table-cell table:formula="of:=[.D33]/23" office:value-type="float" office:value="0" calcext:value-type="float">
            <text:p>0</text:p>
          </table:table-cell>
          <table:table-cell table:formula="of:=[.E33]/20" office:value-type="float" office:value="0" calcext:value-type="float">
            <text:p>0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:.F56])" office:value-type="float" office:value="365.217391304348" calcext:value-type="float">
            <text:p>365.2173913043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B56:.D56])" office:value-type="float" office:value="365.217391304348" calcext:value-type="float">
            <text:p>365.2173913043</text:p>
          </table:table-cell>
          <table:table-cell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365.217391304348" calcext:value-type="float">
            <text:p>365.2173913043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34:.H58])" office:value-type="float" office:value="8400" calcext:value-type="float">
            <text:p>8400</text:p>
          </table:table-cell>
          <table:table-cell table:style-name="ce29"/>
          <table:table-cell table:number-columns-repeated="4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table:number-columns-repeated="5"/>
          <table:table-cell table:style-name="ce15" table:formula="of:=SUM([.B63:.F63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D8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86:.F86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63]/20" office:value-type="float" office:value="0" calcext:value-type="float">
            <text:p>0</text:p>
          </table:table-cell>
          <table:table-cell table:formula="of:=[.C63]/24" office:value-type="float" office:value="0" calcext:value-type="float">
            <text:p>0</text:p>
          </table:table-cell>
          <table:table-cell table:formula="of:=[.D63]/23" office:value-type="float" office:value="0" calcext:value-type="float">
            <text:p>0</text:p>
          </table:table-cell>
          <table:table-cell table:formula="of:=[.E63]/20" office:value-type="float" office:value="0" calcext:value-type="float">
            <text:p>0</text:p>
          </table:table-cell>
          <table:table-cell table:formula="of:=[.F63]/21" office:value-type="float" office:value="0" calcext:value-type="float">
            <text:p>0</text:p>
          </table:table-cell>
          <table:table-cell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B86:.D86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64:.H88])" office:value-type="float" office:value="0" calcext:value-type="float">
            <text:p>0</text:p>
          </table:table-cell>
          <table:table-cell table:style-name="ce2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2:09:25.5479306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05T12:10:18.633296675</dc:date>
    <meta:editing-duration>P11DT9H31M43S</meta:editing-duration>
    <meta:editing-cycles>3433</meta:editing-cycles>
    <meta:generator>LibreOffice/4.2.8.2$Linux_X86_64 LibreOffice_project/420m0$Build-2</meta:generator>
    <meta:document-statistic meta:table-count="21" meta:cell-count="9787" meta:object-count="0"/>
  </office:meta>
</office:document-meta>
</file>